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/>
    <style:font-face style:name="Liberation Serif1" svg:font-family="'Liberation Serif'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>
            <text:p>Total Words</text:p>
          </table:table-cell>
          <table:table-cell table:style-name="ce3" office:value-type="float" office:value="35618">
            <text:p>35618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style-name="ce2"/>
          <table:table-cell table:style-name="ce1" office:value-type="string">
            <text:p>SWN3</text:p>
          </table:table-cell>
          <table:table-cell table:style-name="ce1" office:value-type="string">
            <text:p>NCR</text:p>
          </table:table-cell>
          <table:table-cell table:style-name="ce1" office:value-type="string">
            <text:p>AFINN</text:p>
          </table:table-cell>
          <table:table-cell table:style-name="ce1" office:value-type="string">
            <text:p>OPFIND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WN3</text:p>
          </table:table-cell>
          <table:table-cell table:style-name="ce3" office:value-type="float" office:value="34257">
            <text:p>34257</text:p>
          </table:table-cell>
          <table:table-cell table:number-columns-repeated="3" table:style-name="ce2"/>
          <table:table-cell table:number-columns-repeated="3"/>
        </table:table-row>
        <table:table-row table:style-name="ro1">
          <table:table-cell table:style-name="ce1" office:value-type="string">
            <text:p>NCR</text:p>
          </table:table-cell>
          <table:table-cell table:style-name="ce3" office:value-type="float" office:value="3870">
            <text:p>3870</text:p>
          </table:table-cell>
          <table:table-cell table:style-name="ce3" office:value-type="float" office:value="4031">
            <text:p>4031</text:p>
          </table:table-cell>
          <table:table-cell table:number-columns-repeated="2" table:style-name="ce2"/>
          <table:table-cell table:number-columns-repeated="3"/>
        </table:table-row>
        <table:table-row table:style-name="ro1">
          <table:table-cell table:style-name="ce1" office:value-type="string">
            <text:p>AFINN</text:p>
          </table:table-cell>
          <table:table-cell table:style-name="ce3" office:value-type="float" office:value="1341">
            <text:p>1341</text:p>
          </table:table-cell>
          <table:table-cell table:style-name="ce3" office:value-type="float" office:value="865">
            <text:p>865</text:p>
          </table:table-cell>
          <table:table-cell table:style-name="ce3" office:value-type="float" office:value="2017">
            <text:p>2017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1" office:value-type="string">
            <text:p>OPFIND</text:p>
          </table:table-cell>
          <table:table-cell table:style-name="ce3" office:value-type="float" office:value="4256">
            <text:p>4256</text:p>
          </table:table-cell>
          <table:table-cell table:style-name="ce3" office:value-type="float" office:value="2207">
            <text:p>2207</text:p>
          </table:table-cell>
          <table:table-cell table:style-name="ce3" office:value-type="float" office:value="1025">
            <text:p>1025</text:p>
          </table:table-cell>
          <table:table-cell table:style-name="ce3" office:value-type="float" office:value="4869">
            <text:p>486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SWN3</text:p>
          </table:table-cell>
          <table:table-cell table:style-name="ce1" office:value-type="string">
            <text:p>NCR</text:p>
          </table:table-cell>
          <table:table-cell table:style-name="ce1" office:value-type="string">
            <text:p>AFINN</text:p>
          </table:table-cell>
          <table:table-cell table:style-name="ce1" office:value-type="string">
            <text:p>OPFIND</text:p>
          </table:table-cell>
          <table:table-cell table:number-columns-repeated="3"/>
        </table:table-row>
        <table:table-row table:style-name="ro1">
          <table:table-cell table:style-name="ce1" office:value-type="string">
            <text:p>SWN3</text:p>
          </table:table-cell>
          <table:table-cell table:formula="of:=[.B3]/[.$B$1]" office:value-type="float" office:value="0.961788983098433">
            <text:p>0.9617889831</text:p>
          </table:table-cell>
          <table:table-cell table:formula="of:=[.C3]/[.$B$1]" office:value-type="float" office:value="0">
            <text:p>0</text:p>
          </table:table-cell>
          <table:table-cell table:formula="of:=[.D3]/[.$B$1]" office:value-type="float" office:value="0">
            <text:p>0</text:p>
          </table:table-cell>
          <table:table-cell table:formula="of:=[.E3]/[.$B$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NCR</text:p>
          </table:table-cell>
          <table:table-cell table:formula="of:=[.B4]/[.$B$1]" office:value-type="float" office:value="0.108652928294682">
            <text:p>0.1086529283</text:p>
          </table:table-cell>
          <table:table-cell table:formula="of:=[.C4]/[.$B$1]" office:value-type="float" office:value="0.113173114717278">
            <text:p>0.1131731147</text:p>
          </table:table-cell>
          <table:table-cell table:formula="of:=[.D4]/[.$B$1]" office:value-type="float" office:value="0">
            <text:p>0</text:p>
          </table:table-cell>
          <table:table-cell table:formula="of:=[.E4]/[.$B$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AFINN</text:p>
          </table:table-cell>
          <table:table-cell table:formula="of:=[.B5]/[.$B$1]" office:value-type="float" office:value="0.0376495030602504">
            <text:p>0.0376495031</text:p>
          </table:table-cell>
          <table:table-cell table:formula="of:=[.C5]/[.$B$1]" office:value-type="float" office:value="0.0242854736369251">
            <text:p>0.0242854736</text:p>
          </table:table-cell>
          <table:table-cell table:formula="of:=[.D5]/[.$B$1]" office:value-type="float" office:value="0.0566286708967376">
            <text:p>0.0566286709</text:p>
          </table:table-cell>
          <table:table-cell table:formula="of:=[.E5]/[.$B$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>
            <text:p>OPFIND</text:p>
          </table:table-cell>
          <table:table-cell table:formula="of:=[.B6]/[.$B$1]" office:value-type="float" office:value="0.119490145432085">
            <text:p>0.1194901454</text:p>
          </table:table-cell>
          <table:table-cell table:formula="of:=[.C6]/[.$B$1]" office:value-type="float" office:value="0.0619630523892414">
            <text:p>0.0619630524</text:p>
          </table:table-cell>
          <table:table-cell table:formula="of:=[.D6]/[.$B$1]" office:value-type="float" office:value="0.0287775843674547">
            <text:p>0.0287775844</text:p>
          </table:table-cell>
          <table:table-cell table:formula="of:=[.E6]/[.$B$1]" office:value-type="float" office:value="0.136700544668426">
            <text:p>0.1367005447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Tripl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SWN3</text:p>
          </table:table-cell>
          <table:table-cell table:number-columns-repeated="3"/>
          <table:table-cell office:value-type="string">
            <text:p>NCR</text:p>
          </table:table-cell>
          <table:table-cell/>
        </table:table-row>
        <table:table-row table:style-name="ro1">
          <table:table-cell/>
          <table:table-cell office:value-type="string">
            <text:p>NCR</text:p>
          </table:table-cell>
          <table:table-cell table:style-name="ce4" office:value-type="float" office:value="834">
            <text:p>834</text:p>
          </table:table-cell>
          <table:table-cell office:value-type="string">
            <text:p>AFINN</text:p>
          </table:table-cell>
          <table:table-cell/>
          <table:table-cell office:value-type="string">
            <text:p>OPFINDER</text:p>
          </table:table-cell>
          <table:table-cell table:style-name="ce4" office:value-type="float" office:value="682">
            <text:p>682</text:p>
          </table:table-cell>
          <table:table-cell office:value-type="string">
            <text:p>AFINN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WN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CR</text:p>
          </table:table-cell>
          <table:table-cell table:style-name="ce4" office:value-type="float" office:value="2191">
            <text:p>2191</text:p>
          </table:table-cell>
          <table:table-cell office:value-type="string">
            <text:p>OPFINDER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WN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OPFINDER</text:p>
          </table:table-cell>
          <table:table-cell table:style-name="ce4" office:value-type="float" office:value="978">
            <text:p>978</text:p>
          </table:table-cell>
          <table:table-cell office:value-type="string">
            <text:p>AFINN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Cuaras</text:p>
          </table:table-cell>
          <table:table-cell/>
          <table:table-cell office:value-type="string">
            <text:p>SWN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CR</text:p>
          </table:table-cell>
          <table:table-cell table:style-name="ce4" office:value-type="float" office:value="677">
            <text:p>677</text:p>
          </table:table-cell>
          <table:table-cell office:value-type="string">
            <text:p>AFIN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OPFINDER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/>
    <style:font-face style:name="Liberation Serif1" svg:font-family="'Liberation Serif'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9">12/19/2012</text:date>, <text:time>18:0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Bravo</meta:initial-creator>
    <meta:creation-date>2012-12-19T16:44:32</meta:creation-date>
    <dc:date>2012-12-19T18:03:21</dc:date>
    <dc:creator>Felipe Bravo</dc:creator>
    <meta:editing-duration>PT1H3M39S</meta:editing-duration>
    <meta:editing-cycles>2</meta:editing-cycles>
    <meta:generator>LibreOffice/3.4$Linux LibreOffice_project/340m1$Build-402</meta:generator>
    <meta:document-statistic meta:table-count="3" meta:cell-count="73" meta:object-count="0"/>
  </office:meta>
</office:document-meta>
</file>